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1.654cm" fo:min-width="15.21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114cm" fo:min-width="5.3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67cm" fo:min-width="5.3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1.173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/>
      <style:text-properties style:font-name="TeX Gyre Bonum"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style:font-name="TeX Gyre Bonu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TeX Gyre Bonum"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style:font-name="TeX Gyre Bonum" style:text-underline-style="solid" style:text-underline-width="auto" style:text-underline-color="font-color"/>
    </style:style>
    <style:style style:name="T3" style:family="text">
      <style:text-properties style:font-name="TeX Gyre Bon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1.938cm" svg:x="1cm" svg:y="1cm">
          <text:p text:style-name="P1"><text:span text:style-name="T1">Work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9.398cm" svg:x="1.762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.762cm" svg:y="2.778cm">
          <text:p text:style-name="P3"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9.398cm" svg:x="10.144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0.144cm" svg:y="2.778cm">
          <text:p text:style-name="P3"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2.27cm" svg:y="5.191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3.54cm" svg:y="7.35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.27cm" svg:y="9.636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0.525cm" svg:y="4.81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2.811cm" svg:y="6.08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0.779cm" svg:y="7.858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3.065cm" svg:y="10.144cm">
          <text:p text:style-name="P1"><text:span text:style-name="T3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4.175cm" svg:y1="6.461cm" svg:x2="4.556cm" svg:y2="7.35cm">
          <text:p/>
        </draw:line>
        <draw:line draw:style-name="gr5" draw:text-style-name="P6" draw:layer="layout" svg:x1="5.953cm" svg:y1="7.985cm" svg:x2="11.033cm" svg:y2="6.08cm">
          <text:p/>
        </draw:line>
        <draw:line draw:style-name="gr5" draw:text-style-name="P6" draw:layer="layout" svg:x1="10.779cm" svg:y1="8.493cm" svg:x2="4.683cm" svg:y2="10.144cm">
          <text:p/>
        </draw:line>
        <draw:line draw:style-name="gr5" draw:text-style-name="P6" draw:layer="layout" svg:x1="12.684cm" svg:y1="9.128cm" svg:x2="13.573cm" svg:y2="10.271cm">
          <text:p/>
        </draw:line>
        <draw:line draw:style-name="gr5" draw:text-style-name="P6" draw:layer="layout" svg:x1="4.429cm" svg:y1="10.779cm" svg:x2="13.065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2:26:25.307712221</meta:creation-date>
    <dc:date>2018-04-30T12:56:34.148293089</dc:date>
    <meta:editing-duration>PT19M58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